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EE4C10 Analog Circuit Design Fundamentals</text:title></text:p>
      <text:p text:style-name="OrgTitle"/>
      <text:p text:style-name="OrgSubtitle">
<text:user-defined style:data-style-name="N0" text:name="subtitle">
Homework Assignment I </text:user-defined>

</text:p>
      <text:p text:style-name="OrgSubtitle"/>
      <text:p text:style-name="OrgSubtitle"><text:initial-creator>Tzong Lin Chua</text:initial-creator></text:p>
      <text:p text:style-name="OrgSubtitle"/>
      <text:p text:style-name="OrgSubtitle"><text:span text:style-name="OrgCode">\today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6fdd98">1. Simulation Files</text:a></text:p>
          <text:p text:style-name="Contents_20_1"><text:a xlink:type="simple" xlink:href="#orgc615a7d">2. Problem 1</text:a></text:p>
          <text:p text:style-name="Contents_20_1"><text:a xlink:type="simple" xlink:href="#orgc78c5b6">3. Problem 2</text:a></text:p>
          <text:p text:style-name="Contents_20_1"><text:a xlink:type="simple" xlink:href="#org6bfffe6">4. Problem 3</text:a></text:p>
          <text:p text:style-name="Contents_20_1"><text:a xlink:type="simple" xlink:href="#org9974066">5. Problem 4</text:a></text:p>
          <text:p text:style-name="Contents_20_1"><text:a xlink:type="simple" xlink:href="#org6dd28b6">6. Problem 5</text:a></text:p>
          <text:p text:style-name="Contents_20_1"><text:a xlink:type="simple" xlink:href="#org1e9a74d">7. Problem 6</text:a></text:p>
          <text:p text:style-name="Contents_20_1"><text:a xlink:type="simple" xlink:href="#org7c165b7">8. Problem 7</text:a></text:p>
        </text:index-body>
      </text:table-of-content>
      <text:p text:style-name="Text_20_body">#+begin<text:span text:style-name="OrgSubscript">comment</text:span>
</text:p>
      <text:h text:style-name="Heading_20_1" text:outline-level="1" text:is-list-header="false">
<text:bookmark-start text:name="OrgXref.org16fdd98"/>
<text:bookmark text:name="org16fdd98"/>Simulation Files
<text:bookmark-end text:name="OrgXref.org16fdd98"/></text:h>
      <text:p text:style-name="Text_20_body">The simulation files are located in the <text:span text:style-name="OrgCode">\spice\</text:span> folder. Each questions with simulation files will have their respective subfolder.
<text:span text:style-name="OrgCode">q7</text:span> subfolder for problem 7 will have subfolders for the subquestions.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spice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q3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q4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q5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q7</text:p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b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c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d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e</text:p>
              </table:table-cell>
            </table:table-row>
          </table:table-rows>
        </table:table>
      </text:section>
      <text:p text:style-name="Text_20_body">#+end<text:span text:style-name="OrgSubscript">comment</text:span>
</text:p>
      <text:h text:style-name="Heading_20_1" text:outline-level="1" text:is-list-header="false">
<text:bookmark-start text:name="OrgXref.orgc615a7d"/>
<text:bookmark text:name="orgc615a7d"/>Problem 1
<text:bookmark-end text:name="OrgXref.orgc615a7d"/></text:h>
      <text:p text:style-name="Text_20_body">For <text:span text:style-name="OrgCode">$I_{D} = 40 \mu{}A$</text:span>:
</text:p>
      <text:p text:style-name="Text_20_body">Saturation region:
</text:p>
      <text:list text:style-name="OrgNumberedList" text:continue-numbering="false">
        <text:list-item>
          <text:p text:style-name="Text_20_body"><text:span text:style-name="OrgCode">$\lambda = 0 V^{-1}$</text:span>
</text:p>
        </text:list-item>
        <text:list-item>
          <text:p text:style-name="Text_20_body"><text:span text:style-name="OrgCode">$\lambda = 0.06 V^{-1}$</text:span>
</text:p>
        </text:list-item>
      </text:list>
      <text:h text:style-name="Heading_20_1" text:outline-level="1" text:is-list-header="false">
<text:bookmark-start text:name="OrgXref.orgc78c5b6"/>
<text:bookmark text:name="orgc78c5b6"/>Problem 2
<text:bookmark-end text:name="OrgXref.orgc78c5b6"/></text:h>
      <text:list text:style-name="OrgNumberedList" text:continue-numbering="false">
        <text:list-item>
          <text:p text:style-name="Text_20_body">Bulk of the transistors are connected to the source, <text:span text:style-name="OrgCode">$V_{B} = V_{S}$</text:span>
</text:p>
          <text:list text:style-name="OrgNumberedList" text:continue-numbering="true">
            <text:list-item>
              <text:p text:style-name="Text_20_body">Transistor M<text:span text:style-name="OrgSubscript">1</text:span>
</text:p>
            </text:list-item>
            <text:list-item>
              <text:p text:style-name="Text_20_body">Transistor M<text:span text:style-name="OrgSubscript">2</text:span>
</text:p>
            </text:list-item>
            <text:list-item>
              <text:p text:style-name="Text_20_body">Transistor M<text:span text:style-name="OrgSubscript">3</text:span>
</text:p>
            </text:list-item>
          </text:list>
        </text:list-item>
        <text:list-item>
          <text:p text:style-name="Text_20_body">Bulk terminals are attached to the V<text:span text:style-name="OrgSubscript">DD</text:span>, <text:span text:style-name="OrgCode">$V_{B} = V_{DD}$</text:span>.
</text:p>
          <text:list text:style-name="OrgNumberedList" text:continue-numbering="true">
            <text:list-item>
              <text:p text:style-name="Text_20_body">Transistor M<text:span text:style-name="OrgSubscript">1</text:span>
</text:p>
            </text:list-item>
            <text:list-item>
              <text:p text:style-name="Text_20_body">Transistor M<text:span text:style-name="OrgSubscript">2</text:span>
</text:p>
            </text:list-item>
            <text:list-item>
              <text:p text:style-name="Text_20_body">Transistor M<text:span text:style-name="OrgSubscript">3</text:span>
</text:p>
            </text:list-item>
          </text:list>
        </text:list-item>
      </text:list>
      <text:h text:style-name="Heading_20_1" text:outline-level="1" text:is-list-header="false">
<text:bookmark-start text:name="OrgXref.org6bfffe6"/>
<text:bookmark text:name="org6bfffe6"/>Problem 3
<text:bookmark-end text:name="OrgXref.org6bfffe6"/></text:h>
      <text:list text:style-name="OrgNumberedList" text:continue-numbering="false">
        <text:list-item>
          <text:p text:style-name="Text_20_body">Testbench and I<text:span text:style-name="OrgSubscript">D</text:span>-V<text:span text:style-name="OrgSubscript">GS</text:span> characteristics of NMOS and PMOS
</text:p>
          <text:list text:style-name="OrgNumberedList" text:continue-numbering="true">
            <text:list-item>
              <text:p text:style-name="Text_20_body">NMOS
</text:p>
              <text:list text:style-name="OrgNumberedList" text:continue-numbering="true">
                <text:list-item>
                  <text:p text:style-name="Text_20_body">Testbench
</text:p>
                  <text:p text:style-name="Text_20_body"><text:a xlink:type="simple" xlink:href="img/q3/a/nmos-testbench.pdf">img/q3/a/nmos-testbench.pdf</text:a>
</text:p>
                </text:list-item>
                <text:list-item>
                  <text:p text:style-name="Text_20_body">I<text:span text:style-name="OrgSubscript">D</text:span>-V<text:span text:style-name="OrgSubscript">GS</text:span>
</text:p>
                  <text:p text:style-name="Text_20_body"><text:a xlink:type="simple" xlink:href="img/q3/a/nmos-id-vgs.pdf">img/q3/a/nmos-id-vgs.pdf</text:a>
</text:p>
                </text:list-item>
              </text:list>
            </text:list-item>
            <text:list-item>
              <text:p text:style-name="Text_20_body">PMOS
</text:p>
              <text:list text:style-name="OrgNumberedList" text:continue-numbering="true">
                <text:list-item>
                  <text:p text:style-name="Text_20_body">Testbench
</text:p>
                  <text:p text:style-name="Text_20_body"><text:a xlink:type="simple" xlink:href="img/q3/a/pmos-testbench.pdf">img/q3/a/pmos-testbench.pdf</text:a>
</text:p>
                </text:list-item>
                <text:list-item>
                  <text:p text:style-name="Text_20_body">I<text:span text:style-name="OrgSubscript">S</text:span>-V<text:span text:style-name="OrgSubscript">GS</text:span>
</text:p>
                  <text:p text:style-name="Text_20_body"><text:a xlink:type="simple" xlink:href="img/q3/a/pmos-is-vgs.pdf">img/q3/a/pmos-is-vgs.pdf</text:a>
</text:p>
                </text:list-item>
              </text:list>
            </text:list-item>
          </text:list>
        </text:list-item>
        <text:list-item>
          <text:p text:style-name="Text_20_body"><text:span text:style-name="OrgCode">$\mu_{n(p)}C_{OX}$</text:span> and <text:span text:style-name="OrgCode">$V_{THn(p)}$</text:span>
</text:p>
          <text:p text:style-name="Text_20_body">Assuming that channel length modulation is negligible, <text:span text:style-name="OrgCode">$V_{THn}$</text:span> for NMOS can be derived
from the following relation:
</text:p>
          <text:p text:style-name="Text_20_body">V<text:span text:style-name="OrgSubscript">THn</text:span> is the x-axis intercept when the saturation region is extrapolated.
In the case of PMOS, the relation becomes:
</text:p>
          <text:p text:style-name="Text_20_body">For deriving <text:span text:style-name="OrgCode">$\mu_{n}C_{OX}$</text:span>, since V<text:span text:style-name="OrgSubscript">THn(p)</text:span> is constant at specific temperatures.
Differentiating both sides with respect to V<text:span text:style-name="OrgSubscript">GS(SG)</text:span> will give:
</text:p>
          <text:p text:style-name="Text_20_body">In the case for PMOS, the relation becomes:
</text:p>
          <text:list text:style-name="OrgNumberedList" text:continue-numbering="true">
            <text:list-item>
              <text:p text:style-name="Text_20_body">NMOS
</text:p>
              <text:list text:style-name="OrgNumberedList" text:continue-numbering="true">
                <text:list-item>
                  <text:p text:style-name="Text_20_body"><text:span text:style-name="OrgCode">$\mu_{n}C_{OX}$</text:span>
</text:p>
                  <text:p text:style-name="Text_20_body"><text:a xlink:type="simple" xlink:href="img/q3/b/nmos-ucox-vgs.pdf">img/q3/b/nmos-ucox-vgs.pdf</text:a>
</text:p>
                </text:list-item>
                <text:list-item>
                  <text:p text:style-name="Text_20_body"><text:span text:style-name="OrgCode">$V_{THn} = 0.44V$</text:span>
</text:p>
                  <text:p text:style-name="Text_20_body"><text:a xlink:type="simple" xlink:href="img/q3/b/nmos-sqrt-id-vgs.pdf">img/q3/b/nmos-sqrt-id-vgs.pdf</text:a>
</text:p>
                </text:list-item>
              </text:list>
            </text:list-item>
            <text:list-item>
              <text:p text:style-name="Text_20_body">PMOS
</text:p>
              <text:list text:style-name="OrgNumberedList" text:continue-numbering="true">
                <text:list-item>
                  <text:p text:style-name="Text_20_body"><text:span text:style-name="OrgCode">$\mu_{p}C_{OX}$</text:span>
</text:p>
                  <text:p text:style-name="Text_20_body"><text:a xlink:type="simple" xlink:href="img/q3/b/pmos-ucox-vgs.pdf">img/q3/b/pmos-ucox-vgs.pdf</text:a>
</text:p>
                </text:list-item>
                <text:list-item>
                  <text:p text:style-name="Text_20_body"><text:span text:style-name="OrgCode">$V_{THp} = -0.42V$</text:span>
</text:p>
                  <text:p text:style-name="Text_20_body"><text:a xlink:type="simple" xlink:href="img/q3/b/pmos-sqrt-is-vgs.pdf">img/q3/b/pmos-sqrt-is-vgs.pdf</text:a>
</text:p>
                </text:list-item>
              </text:list>
            </text:list-item>
          </text:list>
        </text:list-item>
      </text:list>
      <text:h text:style-name="Heading_20_1" text:outline-level="1" text:is-list-header="false">
<text:bookmark-start text:name="OrgXref.org9974066"/>
<text:bookmark text:name="org9974066"/>Problem 4
<text:bookmark-end text:name="OrgXref.org9974066"/></text:h>
      <text:list text:style-name="OrgNumberedList" text:continue-numbering="false">
        <text:list-item>
          <text:p text:style-name="Text_20_body">Testbench and I<text:span text:style-name="OrgSubscript">D</text:span>-V<text:span text:style-name="OrgSubscript">DS</text:span> characteristics of NMOS and PMOS
</text:p>
          <text:list text:style-name="OrgNumberedList" text:continue-numbering="true">
            <text:list-item>
              <text:p text:style-name="Text_20_body">NMOS
</text:p>
              <text:list text:style-name="OrgNumberedList" text:continue-numbering="true">
                <text:list-item>
                  <text:p text:style-name="Text_20_body">Testbench
</text:p>
                  <text:p text:style-name="Text_20_body"><text:a xlink:type="simple" xlink:href="img/q4/a/nmos-testbench.pdf">img/q4/a/nmos-testbench.pdf</text:a>
</text:p>
                </text:list-item>
                <text:list-item>
                  <text:p text:style-name="Text_20_body">I<text:span text:style-name="OrgSubscript">D</text:span>-V<text:span text:style-name="OrgSubscript">DS</text:span> characteristics
</text:p>
                  <text:p text:style-name="Text_20_body"><text:a xlink:type="simple" xlink:href="img/q4/a/nmos-id-vds.pdf">img/q4/a/nmos-id-vds.pdf</text:a>
</text:p>
                </text:list-item>
              </text:list>
            </text:list-item>
            <text:list-item>
              <text:p text:style-name="Text_20_body">PMOS
</text:p>
              <text:list text:style-name="OrgNumberedList" text:continue-numbering="true">
                <text:list-item>
                  <text:p text:style-name="Text_20_body">Testbench
</text:p>
                  <text:p text:style-name="Text_20_body"><text:a xlink:type="simple" xlink:href="img/q4/a/pmos-testbench.pdf">img/q4/a/pmos-testbench.pdf</text:a>
</text:p>
                </text:list-item>
                <text:list-item>
                  <text:p text:style-name="Text_20_body">I<text:span text:style-name="OrgSubscript">S</text:span>-V<text:span text:style-name="OrgSubscript">DS</text:span> characteristics
</text:p>
                  <text:p text:style-name="Text_20_body"><text:a xlink:type="simple" xlink:href="img/q4/a/pmos-is-vds.pdf">img/q4/a/pmos-is-vds.pdf</text:a>
</text:p>
                </text:list-item>
              </text:list>
            </text:list-item>
          </text:list>
        </text:list-item>
        <text:list-item>
          <text:p text:style-name="Text_20_body"><text:span text:style-name="OrgCode">$\lambda_{n(p)}$</text:span>
</text:p>
          <text:p text:style-name="Text_20_body">Drain current characteristics for NMOS under saturation conditions:
</text:p>
          <text:p text:style-name="Text_20_body">Differentiating both side with respect to V<text:span text:style-name="OrgSubscript">DS</text:span>.
</text:p>
          <text:p text:style-name="Text_20_body">Assuming that the body-effect is small:
</text:p>
          <text:p text:style-name="Text_20_body">In the case of PMOS:
</text:p>
          <text:list text:style-name="OrgNumberedList" text:continue-numbering="true">
            <text:list-item>
              <text:p text:style-name="Text_20_body"><text:span text:style-name="OrgCode">$\lambda_{n} = 0.18 V^{-1}$</text:span>
</text:p>
              <text:p text:style-name="Text_20_body"><text:a xlink:type="simple" xlink:href="img/q4/b/nmos-d-id-id.pdf">img/q4/b/nmos-d-id-id.pdf</text:a>
</text:p>
            </text:list-item>
            <text:list-item>
              <text:p text:style-name="Text_20_body"><text:span text:style-name="OrgCode">$\lambda_{p} = - 0.022 V^{-1}$</text:span>
</text:p>
              <text:p text:style-name="Text_20_body"><text:a xlink:type="simple" xlink:href="img/q4/b/pmos-d-is-is.pdf">img/q4/b/pmos-d-is-is.pdf</text:a>
</text:p>
            </text:list-item>
          </text:list>
        </text:list-item>
      </text:list>
      <text:h text:style-name="Heading_20_1" text:outline-level="1" text:is-list-header="false">
<text:bookmark-start text:name="OrgXref.org6dd28b6"/>
<text:bookmark text:name="org6dd28b6"/>Problem 5
<text:bookmark-end text:name="OrgXref.org6dd28b6"/></text:h>
      <text:p text:style-name="Text_20_body">g<text:span text:style-name="OrgSubscript">m</text:span> for NMOS is approximately:
</text:p>
      <text:p text:style-name="Text_20_body">For PMOS:
</text:p>
      <text:list text:style-name="OrgNumberedList" text:continue-numbering="false">
        <text:list-item>
          <text:p text:style-name="Text_20_body"><text:span text:style-name="OrgCode">$\frac{g_{m}}{I_{D}}-V_{GS}$</text:span>
</text:p>
          <text:list text:style-name="OrgNumberedList" text:continue-numbering="true">
            <text:list-item>
              <text:p text:style-name="Text_20_body">NMOS
</text:p>
              <text:p text:style-name="Text_20_body"><text:a xlink:type="simple" xlink:href="img/q5/a/nmos-d-id-id-vgs.pdf">img/q5/a/nmos-d-id-id-vgs.pdf</text:a>
</text:p>
            </text:list-item>
            <text:list-item>
              <text:p text:style-name="Text_20_body">PMOS
</text:p>
              <text:p text:style-name="Text_20_body"><text:a xlink:type="simple" xlink:href="img/q5/a/pmos-d-is-is-vgs.pdf">img/q5/a/pmos-d-is-is-vgs.pdf</text:a>
</text:p>
            </text:list-item>
          </text:list>
        </text:list-item>
        <text:list-item>
          <text:p text:style-name="Text_20_body"><text:span text:style-name="OrgCode">$max(|\frac{g_{m}}{I_{D(S)}}|)$</text:span>
</text:p>
          <text:list text:style-name="OrgNumberedList" text:continue-numbering="true">
            <text:list-item>
              <text:p text:style-name="Text_20_body">NMOS
</text:p>
              <text:p text:style-name="Text_20_body"><text:span text:style-name="OrgCode">$max(|\frac{g_{m}}{I_{D}}|) = 30.4 V^{-1}$</text:span>
</text:p>
            </text:list-item>
            <text:list-item>
              <text:p text:style-name="Text_20_body">PMOS
</text:p>
              <text:p text:style-name="Text_20_body"><text:span text:style-name="OrgCode">$max(|\frac{g_{m}}{I_{S}}|) = 31.7 V^{-1}$</text:span>
</text:p>
            </text:list-item>
          </text:list>
        </text:list-item>
        <text:list-item>
          <text:p text:style-name="Text_20_body">Slope factor, n
</text:p>
          <text:list text:style-name="OrgNumberedList" text:continue-numbering="true">
            <text:list-item>
              <text:p text:style-name="Text_20_body">NMOS
</text:p>
            </text:list-item>
            <text:list-item>
              <text:p text:style-name="Text_20_body">PMOS
</text:p>
            </text:list-item>
          </text:list>
        </text:list-item>
      </text:list>
      <text:h text:style-name="Heading_20_1" text:outline-level="1" text:is-list-header="false">
<text:bookmark-start text:name="OrgXref.org1e9a74d"/>
<text:bookmark text:name="org1e9a74d"/>Problem 6
<text:bookmark-end text:name="OrgXref.org1e9a74d"/></text:h>
      <text:list text:style-name="OrgNumberedList" text:continue-numbering="false">
        <text:list-item>
          <text:p text:style-name="Text_20_body">Small-signal Model
</text:p>
          <text:p text:style-name="Text_20_body"><text:a xlink:type="simple" xlink:href="img/q6/a/small-signal-model.pdf">img/q6/a/small-signal-model.pdf</text:a>
</text:p>
        </text:list-item>
        <text:list-item>
          <text:p text:style-name="Text_20_body"><text:span text:style-name="OrgCode">$\lambda = 0 V^{-1}$</text:span>
</text:p>
          <text:list text:style-name="OrgNumberedList" text:continue-numbering="true">
            <text:list-item>
              <text:p text:style-name="Text_20_body"><text:span text:style-name="OrgCode">$A_{V} = \frac{v_{out}}{v_{in}}$</text:span>
</text:p>
            </text:list-item>
            <text:list-item>
              <text:p text:style-name="Text_20_body"><text:span text:style-name="OrgCode">$R_{out}$</text:span>
</text:p>
            </text:list-item>
          </text:list>
        </text:list-item>
        <text:list-item>
          <text:p text:style-name="Text_20_body"><text:span text:style-name="OrgCode">$\lambda \neq 0 V^{-1}$</text:span>
</text:p>
          <text:list text:style-name="OrgNumberedList" text:continue-numbering="true">
            <text:list-item>
              <text:p text:style-name="Text_20_body"><text:span text:style-name="OrgCode">$A_{V} = \frac{v_{out}}{v_{in}}$</text:span>
</text:p>
            </text:list-item>
            <text:list-item>
              <text:p text:style-name="Text_20_body"><text:span text:style-name="OrgCode">$R_{out}$</text:span>
</text:p>
            </text:list-item>
          </text:list>
        </text:list-item>
      </text:list>
      <text:h text:style-name="Heading_20_1" text:outline-level="1" text:is-list-header="false">
<text:bookmark-start text:name="OrgXref.org7c165b7"/>
<text:bookmark text:name="org7c165b7"/>Problem 7
<text:bookmark-end text:name="OrgXref.org7c165b7"/></text:h>
      <text:list text:style-name="OrgNumberedList" text:continue-numbering="false">
        <text:list-item>
          <text:p text:style-name="Text_20_body">V<text:span text:style-name="OrgSubscript">out</text:span>-V<text:span text:style-name="OrgSubscript">in</text:span> relation when:
</text:p>
          <text:list text:style-name="OrgNumberedList" text:continue-numbering="true">
            <text:list-item>
              <text:p text:style-name="Text_20_body">M<text:span text:style-name="OrgSubscript">1</text:span> and M<text:span text:style-name="OrgSubscript">2</text:span> under subthreshold conditions
</text:p>
            </text:list-item>
            <text:list-item>
              <text:p text:style-name="Text_20_body">M<text:span text:style-name="OrgSubscript">1</text:span> and M<text:span text:style-name="OrgSubscript">2</text:span> at saturation
</text:p>
              <text:p text:style-name="Text_20_body">Saturation conditions for M<text:span text:style-name="OrgSubscript">1</text:span>:
</text:p>
              <text:p text:style-name="Text_20_body">Condition for M<text:span text:style-name="OrgSubscript">1</text:span> and M<text:span text:style-name="OrgSubscript">2</text:span> at saturation:
</text:p>
            </text:list-item>
            <text:list-item>
              <text:p text:style-name="Text_20_body">M<text:span text:style-name="OrgSubscript">1</text:span> at triode and M<text:span text:style-name="OrgSubscript">2</text:span> at saturation
</text:p>
              <text:p text:style-name="Text_20_body">Condition:
</text:p>
            </text:list-item>
          </text:list>
          <text:p text:style-name="Text_20_body"><text:a xlink:type="simple" xlink:href="img/q7/a/cir1-vout-cal.pdf">img/q7/a/cir1-vout-cal.pdf</text:a>
</text:p>
        </text:list-item>
        <text:list-item>
          <text:p text:style-name="Text_20_body">Simulated V<text:span text:style-name="OrgSubscript">out</text:span>-V<text:span text:style-name="OrgSubscript">in</text:span> relation using LTSpice
</text:p>
          <text:p text:style-name="Text_20_body"><text:a xlink:type="simple" xlink:href="img/q7/a/cir1-vout-sim-cal.pdf">img/q7/a/cir1-vout-sim-cal.pdf</text:a>
</text:p>
        </text:list-item>
        <text:list-item>
          <text:p text:style-name="Text_20_body">Maximum small-signal gain
For maximum small-signal gain:
</text:p>
          <text:p text:style-name="Text_20_body"><text:a xlink:type="simple" xlink:href="img/q7/c/cir1-d-vout.pdf">img/q7/c/cir1-d-vout.pdf</text:a>
</text:p>
        </text:list-item>
        <text:list-item>
          <text:p text:style-name="Text_20_body">Small signal parameters:
</text:p>
          <text:list text:style-name="OrgNumberedList" text:continue-numbering="true">
            <text:list-item>
              <text:p text:style-name="Text_20_body"><text:span text:style-name="OrgCode">$|A_{v}| = 787.83mdB = 1.09$</text:span>
</text:p>
              <text:p text:style-name="Text_20_body"><text:a xlink:type="simple" xlink:href="img/q7/d/cir1-gain.pdf">img/q7/d/cir1-gain.pdf</text:a>
</text:p>
            </text:list-item>
            <text:list-item>
              <text:p text:style-name="Text_20_body"><text:span text:style-name="OrgCode">$R_{out} = 4.73k\Omega$</text:span>
</text:p>
              <text:p text:style-name="Text_20_body"><text:a xlink:type="simple" xlink:href="img/q7/d/cir1-rout.pdf">img/q7/d/cir1-rout.pdf</text:a>
</text:p>
            </text:list-item>
          </text:list>
        </text:list-item>
        <text:list-item>
          <text:p text:style-name="Text_20_body">g<text:span text:style-name="OrgSubscript">m</text:span> and g<text:span text:style-name="OrgSubscript">ds</text:span>
From 7(d),
</text:p>
          <text:p text:style-name="Text_20_body">From 6(c),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zong Lin Chua</dc:creator>
    <meta:initial-creator>Tzong Lin Chua</meta:initial-creator>
    <dc:date>2021-09-08T23:21:33</dc:date>
    <meta:creation-date>2021-09-08T23:21:33</meta:creation-date>
    <meta:generator>Emacs 27.1 (Org mode 9.5)</meta:generator>
    <meta:keyword/>
    <dc:subject/>
    <dc:title>EE4C10 Analog Circuit Design Fundamentals</dc:title>
    <meta:user-defined meta:name="subtitle">Homework Assignment I </meta:user-defined>
  </office:meta>
</office:document-meta>
</file>